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99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marker-end="" draw:fill="solid" draw:fill-color="#94bd5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marker-end="" draw:fill="none" draw:fill-color="#ffffff" draw:textarea-horizontal-align="left" draw:auto-grow-height="true" draw:auto-grow-width="true" fo:min-height="0.536cm" fo:min-width="0cm"/>
    </style:style>
    <style:style style:name="gr4" style:family="graphic" style:parent-style-name="objectwithoutfill">
      <style:graphic-properties svg:stroke-width="0.102cm" svg:stroke-color="#000000" draw:marker-start-width="0.356cm" draw:marker-end="Arrowheads_20_3" draw:marker-end-width="0.508cm" draw:fill="none" draw:fill-color="#ffff99" draw:textarea-vertical-align="middle" fo:padding-top="0.176cm" fo:padding-bottom="0.176cm" fo:padding-left="0.301cm" fo:padding-right="0.301cm"/>
    </style:style>
    <style:style style:name="gr5" style:family="graphic" style:parent-style-name="objectwithoutfill">
      <style:graphic-properties svg:stroke-width="0.102cm" svg:stroke-color="#000000" draw:marker-start-width="0.356cm" draw:marker-end="" draw:marker-end-width="0.356cm" draw:fill="none" draw:fill-color="#ffff99" draw:textarea-vertical-align="middle" fo:padding-top="0.176cm" fo:padding-bottom="0.176cm" fo:padding-left="0.301cm" fo:padding-right="0.301cm"/>
    </style:style>
    <style:style style:name="gr6" style:family="graphic" style:parent-style-name="standard">
      <style:graphic-properties svg:stroke-color="#000000" draw:marker-end="" draw:fill="solid" draw:fill-color="#ffff99" draw:textarea-horizontal-align="justify" draw:textarea-vertical-align="middle" draw:auto-grow-height="false"/>
    </style:style>
    <style:style style:name="gr7" style:family="graphic" style:parent-style-name="objectwithoutfill">
      <style:graphic-properties svg:stroke-width="0.102cm" svg:stroke-color="#000000" draw:marker-start-width="0.356cm" draw:marker-end="Arrowheads_20_4" draw:marker-end-width="0.508cm" draw:fill="none" draw:fill-color="#ffff99" draw:textarea-vertical-align="middle" fo:padding-top="0.176cm" fo:padding-bottom="0.176cm" fo:padding-left="0.301cm" fo:padding-right="0.301cm"/>
    </style:style>
    <style:style style:name="gr8" style:family="graphic" style:parent-style-name="standard">
      <style:graphic-properties draw:stroke="none" svg:stroke-color="#000000" draw:marker-end="" draw:fill="none" draw:fill-color="#ffff99" fo:min-height="0.639cm"/>
    </style:style>
    <style:style style:name="gr9" style:family="graphic" style:parent-style-name="objectwithoutfill">
      <style:graphic-properties svg:stroke-width="0.102cm" svg:stroke-color="#000000" draw:marker-start-width="0.356cm" draw:marker-end="Arrowheads_20_2" draw:marker-end-width="0.508cm" draw:fill="none" draw:fill-color="#ffff99" draw:textarea-vertical-align="middle" fo:padding-top="0.176cm" fo:padding-bottom="0.176cm" fo:padding-left="0.301cm" fo:padding-right="0.301cm"/>
    </style:style>
    <style:style style:name="gr10" style:family="graphic" style:parent-style-name="standard">
      <style:graphic-properties draw:stroke="none" svg:stroke-color="#000000" draw:marker-end="Arrowheads_20_1" draw:fill="none" draw:fill-color="#ffff99" fo:min-height="0.713cm"/>
    </style:style>
    <style:style style:name="gr11" style:family="graphic" style:parent-style-name="standard">
      <style:graphic-properties draw:stroke="none" svg:stroke-color="#000000" draw:marker-end="" draw:fill="none" draw:fill-color="#ffffff" draw:textarea-horizontal-align="left" draw:auto-grow-height="true" draw:auto-grow-width="true" fo:min-height="0.639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style:font-size-asian="15pt" style:font-size-complex="15pt"/>
    </style:style>
    <style:style style:name="P3" style:family="paragraph">
      <style:text-properties fo:color="#3333ff" fo:font-weight="bold" style:font-weight-asian="bold" style:font-weight-complex="bold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  <style:text-properties fo:font-weight="normal" style:font-weight-asian="normal" style:font-weight-complex="normal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text-indent="0cm"/>
      <style:text-properties fo:color="#0000ff" fo:font-weight="bold" style:font-weight-asian="bold" style:font-weight-complex="bold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color="#3333ff" fo:font-weight="bold" style:font-weight-asian="bold" style:font-weight-complex="bold"/>
    </style:style>
    <style:style style:name="T3" style:family="text">
      <style:text-properties fo:font-size="15pt" fo:font-weight="normal" style:font-size-asian="15pt" style:font-weight-asian="normal" style:font-size-complex="15pt" style:font-weight-complex="normal"/>
    </style:style>
    <style:style style:name="T4" style:family="text">
      <style:text-properties fo:color="#0000ff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334cm" svg:height="2.032cm" svg:x="5.448cm" svg:y="12.342cm">
          <text:p text:style-name="P1">toaster_visualiz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6.604cm" svg:height="3.175cm" svg:x="0.906cm" svg:y="6.348cm">
          <text:p text:style-name="P1"><text:span text:style-name="T1"/></text:p>
          <text:p text:style-name="P1"><text:span text:style-name="T1">/pdg/objectList</text:span></text:p>
          <text:p text:style-name="P1"><text:span text:style-name="T1">/pdg/humanList</text:span></text:p>
          <text:p text:style-name="P1"><text:span text:style-name="T1">/pdg/robotList</text:span></text:p>
          <text:p text:style-name="P1"><text:span text:style-name="T1">/area_manager/areaList</text:span></text:p>
          <text:p text:style-name="P1"><text:span text:style-name="T1">/agent_monitor/factList</text:span></text:p>
          <text:p text:style-name="P1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3.851cm" svg:height="0.962cm" svg:x="4.899cm" svg:y="9.904cm">
          <draw:text-box>
            <text:p><text:span text:style-name="T2">subscribes</text:span></text:p>
          </draw:text-box>
        </draw:frame>
        <draw:line draw:style-name="gr4" draw:text-style-name="P1" draw:layer="layout" svg:x1="6.718cm" svg:y1="12.397cm" svg:x2="4.051cm" svg:y2="9.476cm">
          <text:p/>
        </draw:line>
        <draw:line draw:style-name="gr5" draw:text-style-name="P1" draw:layer="layout" svg:x1="9.766cm" svg:y1="12.569cm" svg:x2="11.417cm" svg:y2="10.158cm">
          <text:p/>
        </draw:line>
        <draw:custom-shape draw:style-name="gr6" draw:text-style-name="P5" draw:layer="layout" svg:width="4.278cm" svg:height="0.903cm" svg:x="10.655cm" svg:y="9.269cm">
          <text:p text:style-name="P4"><text:span text:style-name="T3">3d model files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7.988cm" svg:y1="14.349cm" svg:x2="8.75cm" svg:y2="16.762cm">
          <text:p/>
        </draw:line>
        <draw:custom-shape draw:style-name="gr2" draw:text-style-name="P2" draw:layer="layout" svg:width="8.128cm" svg:height="3.683cm" svg:x="6.083cm" svg:y="16.889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/toaster_visualizer/marker_object</text:span></text:p>
          <text:p text:style-name="P1"><text:span text:style-name="T1">/toaster_visualizer/marker_area </text:span></text:p>
          <text:p text:style-name="P1"><text:span text:style-name="T1">/toaster_visualizer/marker_human</text:span></text:p>
          <text:p text:style-name="P1"><text:span text:style-name="T1">/toaster_visualizer/marker_robot,</text:span></text:p>
          <text:p text:style-name="P1"><text:span text:style-name="T1">/toaster_visualizer/marker_motion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3" draw:layer="layout" svg:width="3.851cm" svg:height="0.962cm" svg:x="5.026cm" svg:y="14.911cm">
          <draw:text-box>
            <text:p><text:span text:style-name="T2">publishes</text:span></text:p>
          </draw:text-box>
        </draw:frame>
        <draw:custom-shape draw:style-name="gr6" draw:text-style-name="P2" draw:layer="layout" svg:width="3.507cm" svg:height="1.905cm" svg:x="12.433cm" svg:y="13.079cm">
          <text:p text:style-name="P1"><text:span text:style-name="T1">Rviz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13.703cm" svg:y1="14.984cm" svg:x2="11.798cm" svg:y2="16.889cm">
          <text:p/>
        </draw:line>
        <draw:frame draw:style-name="gr10" draw:text-style-name="P7" draw:layer="layout" svg:width="3.851cm" svg:height="0.963cm" svg:x="13.154cm" svg:y="15.418cm">
          <draw:text-box>
            <text:p><text:span text:style-name="T4">reads</text:span></text:p>
          </draw:text-box>
        </draw:frame>
        <draw:frame draw:style-name="gr11" draw:text-style-name="P3" draw:layer="layout" svg:width="2.161cm" svg:height="0.962cm" svg:x="11.034cm" svg:y="10.72cm">
          <draw:text-box>
            <text:p><text:span text:style-name="T2">load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5676 8800" svg:d="m1500 0 1500 3000h-3000zm-3000 6447-1176 2353h2353z"/>
    <draw:marker draw:name="Arrowheads_20_2" draw:display-name="Arrowheads 2" svg:viewBox="0 0 3000 3000" svg:d="m1500 0 1500 3000h-3000zm0 447-1176 2353h2353z"/>
    <draw:marker draw:name="Arrowheads_20_3" draw:display-name="Arrowheads 3" svg:viewBox="0 0 3000 3000" svg:d="m1500 0 1500 3000h-3000zm0 447-1176 2353h2353z"/>
    <draw:marker draw:name="Arrowheads_20_4" draw:display-name="Arrowheads 4" svg:viewBox="0 0 3000 3000" svg:d="m1500 0 1500 3000h-3000zm0 447-1176 2353h2353z"/>
    <draw:marker draw:name="Triangle_20_unfilled" draw:display-name="Triangle unfilled" svg:viewBox="0 0 4176 5800" svg:d="m1500 0 1500 3000h-3000zm-1500 3447-1176 2353h235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3.046cm" fo:margin-bottom="2.366cm" fo:margin-left="0.114cm" fo:margin-right="0.424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6-22T18:07:35.394054818</meta:creation-date>
    <dc:date>2016-06-28T13:39:53</dc:date>
    <meta:editing-duration>PT38M46S</meta:editing-duration>
    <meta:editing-cycles>9</meta:editing-cycles>
    <meta:generator>LibreOffice/3.5$Linux_X86_64 LibreOffice_project/350m1$Build-2</meta:generator>
    <dc:creator>gmilliez </dc:creator>
    <meta:document-statistic meta:object-count="13"/>
  </office:meta>
</office:document-meta>
</file>